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060.16pt" svg:y="98.84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906.52pt" svg:y="351.52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L7]*[.K7]/[.I7]/1000000000" office:value-type="float" office:value="1.32832407565249" calcext:value-type="float">
            <text:p>1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94pt" svg:height="198.82pt" svg:x="30.3pt" svg:y="4.79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34]*2500000*500/[.I34]/1000000000" office:value-type="float" office:value="5.69438074180852" calcext:value-type="float">
            <text:p>5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0"/>
          <table:table-cell>
            <draw:frame table:end-cell-address="Лист1_2.AC74" table:end-x="37.59pt" table:end-y="0.09pt" draw:z-index="1" draw:style-name="gr2" draw:text-style-name="P2" svg:width="585.13pt" svg:height="433.7pt" svg:x="28.52pt" svg:y="1.64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500*[.K61]/[.I61]/1000000000" office:value-type="float" office:value="11.8255116196738" calcext:value-type="float">
            <text:p>11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48pt" svg:height="199.16pt" svg:x="23.05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500/1000000000/[.I88]" office:value-type="float" office:value="4.17966193222427" calcext:value-type="float">
            <text:p>4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91pt" svg:height="580.48pt" svg:x="9.35pt" svg:y="7.43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0:16:56.3850795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09-18T18:10:06.751431703</dc:date>
    <meta:editing-duration>PT11H29M52S</meta:editing-duration>
    <meta:editing-cycles>15</meta:editing-cycles>
    <meta:generator>LibreOffice/5.1.6.2$Linux_X86_64 LibreOffice_project/10m0$Build-2</meta:generator>
    <meta:document-statistic meta:table-count="4" meta:cell-count="861" meta:object-count="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4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1cm" svg:y="2.293cm" svg:width="18.819cm" svg:height="17.366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78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119cm" svg:y="0.786cm" svg:width="5.434cm" svg:height="5.949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5cm" svg:y="4.552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3cm" svg:height="15.301cm" xlink:href=".." xlink:type="simple" chart:class="chart:bar" chart:style-name="ch1">
        <chart:title svg:x="2.916cm" svg:y="0.31cm" chart:style-name="ch2">
          <text:p>Преобразование Фурье(1D)</text:p>
        </chart:title>
        <chart:legend chart:legend-position="end" svg:x="14.727cm" svg:y="5.109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6cm" svg:y="1.712cm" svg:width="14.011cm" svg:height="12.973cm">
          <chartooo:coordinate-region svg:x="1.742cm" svg:y="2.001cm" svg:width="12.575cm" svg:height="12.396cm"/>
          <chart:axis chart:dimension="x" chart:name="primary-x" chart:style-name="ch5"/>
          <chart:axis chart:dimension="y" chart:name="primary-y" chart:style-name="ch6">
            <chart:title svg:x="0.417cm" svg:y="9.933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119cm" svg:y="0.786cm" svg:width="5.448cm" svg:height="5.958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5cm" svg:y="4.55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141cm" svg:y="3.208cm" svg:width="12.613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8cm" svg:y="0.416cm" chart:style-name="ch2">
          <text:p>Межпроцессорные пересылки</text:p>
        </chart:title>
        <chart:legend chart:legend-position="end" svg:x="15.096cm" svg:y="5.46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42cm" svg:y="2.374cm" svg:width="12.756cm" svg:height="11.42cm">
          <chartooo:coordinate-region svg:x="3.006cm" svg:y="2.663cm" svg:width="11.692cm" svg:height="10.843cm"/>
          <chart:axis chart:dimension="x" chart:name="primary-x" chart:style-name="ch5"/>
          <chart:axis chart:dimension="y" chart:name="primary-y" chart:style-name="ch6">
            <chart:title svg:x="0.451cm" svg:y="10.806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90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-dash="Ultrafine_20_Dashed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5.221cm" svg:y="0.424cm" chart:style-name="ch2">
          <text:p>Производительность процессоров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32832407565249">
                <text:p>1.3283240756524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69438074180852">
                <text:p>5.69438074180852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1.8255116196738">
                <text:p>11.8255116196738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17966193222427">
                <text:p>4.17966193222427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